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1201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3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34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39" style:family="table-cell" style:parent-style-name="Default" style:data-style-name="N11">
      <style:table-cell-properties fo:background-color="#ffbf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3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ce67"/>
        <table:table-column table:style-name="co1" table:number-columns-repeated="2" table:default-cell-style-name="ce65"/>
        <table:table-column table:style-name="co22" table:default-cell-style-name="Default"/>
        <table:table-column table:style-name="co1" table:default-cell-style-name="ce67"/>
        <table:table-column table:style-name="co1" table:number-columns-repeated="2" table:default-cell-style-name="ce65"/>
        <table:table-column table:style-name="co22" table:default-cell-style-name="Default"/>
        <table:table-column table:style-name="co1" table:default-cell-style-name="ce67"/>
        <table:table-column table:style-name="co1" table:number-columns-repeated="2" table:default-cell-style-name="ce65"/>
        <table:table-column table:style-name="co22" table:default-cell-style-name="Default"/>
        <table:table-column table:style-name="co1" table:default-cell-style-name="ce67"/>
        <table:table-column table:style-name="co1" table:number-columns-repeated="2" table:default-cell-style-name="ce65"/>
        <table:table-column table:style-name="co22" table:default-cell-style-name="Default"/>
        <table:table-column table:style-name="co1" table:default-cell-style-name="ce67"/>
        <table:table-column table:style-name="co1" table:number-columns-repeated="2" table:default-cell-style-name="ce65"/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MobileNet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table:formula="of:=[$'A-Line'.B4]" office:value-type="float" office:value="696" calcext:value-type="float">
            <text:p>696</text:p>
          </table:table-cell>
          <table:table-cell/>
          <table:table-cell table:style-name="ce65" office:value-type="float" office:value="600" calcext:value-type="float">
            <text:p>600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17" calcext:value-type="float">
            <text:p>617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11" calcext:value-type="float">
            <text:p>611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18" calcext:value-type="float">
            <text:p>618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42" calcext:value-type="float">
            <text:p>842</text:p>
          </table:table-cell>
          <table:table-cell office:value-type="string" calcext:value-type="string">
            <text:p>-</text:p>
          </table:table-cell>
          <table:table-cell table:formula="of:=[$'A-Line'.B5]" office:value-type="float" office:value="877" calcext:value-type="float">
            <text:p>877</text:p>
          </table:table-cell>
          <table:table-cell/>
          <table:table-cell table:style-name="ce65" office:value-type="float" office:value="840" calcext:value-type="float">
            <text:p>840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37" calcext:value-type="float">
            <text:p>837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31" calcext:value-type="float">
            <text:p>831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38" calcext:value-type="float">
            <text:p>838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603" calcext:value-type="percentage">
            <text:p>60.30%</text:p>
          </table:table-cell>
          <table:table-cell table:style-name="ce67" table:formula="of:=[$'A-Line'.D7]" office:value-type="percentage" office:value="0.704" calcext:value-type="percentage">
            <text:p>70.40%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office:value-type="percentage" office:value="0.6" calcext:value-type="percentage">
            <text:p>60.0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17" calcext:value-type="percentage">
            <text:p>61.7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11" calcext:value-type="percentage">
            <text:p>61.1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18" calcext:value-type="percentage">
            <text:p>61.8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42" calcext:value-type="percentage">
            <text:p>84.20%</text:p>
          </table:table-cell>
          <table:table-cell table:style-name="ce67" table:formula="of:=[$'A-Line'.D8]" office:value-type="percentage" office:value="0.895" calcext:value-type="percentage">
            <text:p>89.50%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office:value-type="percentage" office:value="0.84" calcext:value-type="percentage">
            <text:p>84.0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37" calcext:value-type="percentage">
            <text:p>83.7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31" calcext:value-type="percentage">
            <text:p>83.1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38" calcext:value-type="percentage">
            <text:p>83.8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8]-[.C8]" office:value-type="percentage" office:value="-0.101" calcext:value-type="percentage">
            <text:p>-10.10%</text:p>
          </table:table-cell>
          <table:table-cell table:style-name="ce67" table:formula="of:=[.B8]-[.D8]" office:value-type="percentage" office:value="-0.093" calcext:value-type="percentage">
            <text:p>-9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8]-[.G8]" office:value-type="percentage" office:value="-0.104" calcext:value-type="percentage">
            <text:p>-10.40%</text:p>
          </table:table-cell>
          <table:table-cell table:style-name="ce67" table:formula="of:=[.F8]-[.H8]" office:value-type="percentage" office:value="-0.096" calcext:value-type="percentage">
            <text:p>-9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8]-[.K8]" office:value-type="percentage" office:value="-0.087" calcext:value-type="percentage">
            <text:p>-8.70%</text:p>
          </table:table-cell>
          <table:table-cell table:style-name="ce67" table:formula="of:=[.J8]-[.L8]" office:value-type="percentage" office:value="-0.079" calcext:value-type="percentage">
            <text:p>-7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8]-[.O8]" office:value-type="percentage" office:value="-0.093" calcext:value-type="percentage">
            <text:p>-9.30%</text:p>
          </table:table-cell>
          <table:table-cell table:style-name="ce67" table:formula="of:=[.N8]-[.P8]" office:value-type="percentage" office:value="-0.085" calcext:value-type="percentage">
            <text:p>-8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8]-[.S8]" office:value-type="percentage" office:value="-0.086" calcext:value-type="percentage">
            <text:p>-8.60%</text:p>
          </table:table-cell>
          <table:table-cell table:style-name="ce67" table:formula="of:=[.R8]-[.T8]" office:value-type="percentage" office:value="-0.078" calcext:value-type="percentage">
            <text:p>-7.8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9]-[.C9]" office:value-type="percentage" office:value="-0.053" calcext:value-type="percentage">
            <text:p>-5.30%</text:p>
          </table:table-cell>
          <table:table-cell table:style-name="ce67" table:formula="of:=[.B9]-[.D9]" office:value-type="percentage" office:value="-0.035" calcext:value-type="percentage">
            <text:p>-3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9]-[.G9]" office:value-type="percentage" office:value="-0.055" calcext:value-type="percentage">
            <text:p>-5.50%</text:p>
          </table:table-cell>
          <table:table-cell table:style-name="ce67" table:formula="of:=[.F9]-[.H9]" office:value-type="percentage" office:value="-0.037" calcext:value-type="percentage">
            <text:p>-3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9]-[.K9]" office:value-type="percentage" office:value="-0.0580000000000001" calcext:value-type="percentage">
            <text:p>-5.80%</text:p>
          </table:table-cell>
          <table:table-cell table:style-name="ce67" table:formula="of:=[.J9]-[.L9]" office:value-type="percentage" office:value="-0.04" calcext:value-type="percentage">
            <text:p>-4.0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9]-[.O9]" office:value-type="percentage" office:value="-0.0640000000000001" calcext:value-type="percentage">
            <text:p>-6.40%</text:p>
          </table:table-cell>
          <table:table-cell table:style-name="ce67" table:formula="of:=[.N9]-[.P9]" office:value-type="percentage" office:value="-0.046" calcext:value-type="percentage">
            <text:p>-4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9]-[.S9]" office:value-type="percentage" office:value="-0.057" calcext:value-type="percentage">
            <text:p>-5.70%</text:p>
          </table:table-cell>
          <table:table-cell table:style-name="ce67" table:formula="of:=[.R9]-[.T9]" office:value-type="percentage" office:value="-0.039" calcext:value-type="percentage">
            <text:p>-3.9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602" calcext:value-type="float">
            <text:p>602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18" calcext:value-type="float">
            <text:p>618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07" calcext:value-type="float">
            <text:p>607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17" calcext:value-type="float">
            <text:p>617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  <table:table-cell/>
          <table:table-cell table:style-name="ce65" office:value-type="float" office:value="606" calcext:value-type="float">
            <text:p>606</text:p>
          </table:table-cell>
          <table:table-cell table:formula="of:=[.$C5]" office:value-type="string" office:string-value="-" calcext:value-type="string">
            <text:p>-</text:p>
          </table:table-cell>
          <table:table-cell table:formula="of:=[.$D5]" office:value-type="float" office:value="696" calcext:value-type="float">
            <text:p>696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30" calcext:value-type="float">
            <text:p>830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39" calcext:value-type="float">
            <text:p>839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39" calcext:value-type="float">
            <text:p>839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24" calcext:value-type="float">
            <text:p>824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  <table:table-cell/>
          <table:table-cell table:style-name="ce65" office:value-type="float" office:value="835" calcext:value-type="float">
            <text:p>835</text:p>
          </table:table-cell>
          <table:table-cell table:formula="of:=[.$C6]" office:value-type="string" office:string-value="-" calcext:value-type="string">
            <text:p>-</text:p>
          </table:table-cell>
          <table:table-cell table:formula="of:=[.$D6]" office:value-type="float" office:value="877" calcext:value-type="float">
            <text:p>87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]" office:value-type="string" office:string-value="-" calcext:value-type="string">
            <text:p>-</text:p>
          </table:table-cell>
          <table:table-cell table:formula="of:=[.$D7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602" calcext:value-type="percentage">
            <text:p>60.2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18" calcext:value-type="percentage">
            <text:p>61.8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07" calcext:value-type="percentage">
            <text:p>60.7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17" calcext:value-type="percentage">
            <text:p>61.7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  <table:table-cell/>
          <table:table-cell office:value-type="percentage" office:value="0.606" calcext:value-type="percentage">
            <text:p>60.60%</text:p>
          </table:table-cell>
          <table:table-cell table:style-name="ce38" table:formula="of:=[.$C8]" office:value-type="percentage" office:value="0.704" calcext:value-type="percentage">
            <text:p>70.40%</text:p>
          </table:table-cell>
          <table:table-cell table:style-name="ce38" table:formula="of:=[.$D8]" office:value-type="percentage" office:value="0.696" calcext:value-type="percentage">
            <text:p>69.6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3" calcext:value-type="percentage">
            <text:p>83.0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39" calcext:value-type="percentage">
            <text:p>83.9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39" calcext:value-type="percentage">
            <text:p>83.9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24" calcext:value-type="percentage">
            <text:p>82.4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  <table:table-cell/>
          <table:table-cell office:value-type="percentage" office:value="0.835" calcext:value-type="percentage">
            <text:p>83.50%</text:p>
          </table:table-cell>
          <table:table-cell table:style-name="ce38" table:formula="of:=[.$C9]" office:value-type="percentage" office:value="0.895" calcext:value-type="percentage">
            <text:p>89.50%</text:p>
          </table:table-cell>
          <table:table-cell table:style-name="ce38" table:formula="of:=[.$D9]" office:value-type="percentage" office:value="0.877" calcext:value-type="percentage">
            <text:p>87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38" table:formula="of:=[.B18]-[.C18]" office:value-type="percentage" office:value="-0.102" calcext:value-type="percentage">
            <text:p>-10.20%</text:p>
          </table:table-cell>
          <table:table-cell table:style-name="ce38" table:formula="of:=[.B18]-[.D18]" office:value-type="percentage" office:value="-0.094" calcext:value-type="percentage">
            <text:p>-9.40%</text:p>
          </table:table-cell>
          <table:table-cell/>
          <table:table-cell office:value-type="string" calcext:value-type="string">
            <text:p><text:s/>-</text:p>
          </table:table-cell>
          <table:table-cell table:style-name="ce38" table:formula="of:=[.F18]-[.G18]" office:value-type="percentage" office:value="-0.086" calcext:value-type="percentage">
            <text:p>-8.60%</text:p>
          </table:table-cell>
          <table:table-cell table:style-name="ce38" table:formula="of:=[.F18]-[.H18]" office:value-type="percentage" office:value="-0.078" calcext:value-type="percentage">
            <text:p>-7.80%</text:p>
          </table:table-cell>
          <table:table-cell/>
          <table:table-cell office:value-type="string" calcext:value-type="string">
            <text:p><text:s/>-</text:p>
          </table:table-cell>
          <table:table-cell table:style-name="ce38" table:formula="of:=[.J18]-[.K18]" office:value-type="percentage" office:value="-0.097" calcext:value-type="percentage">
            <text:p>-9.70%</text:p>
          </table:table-cell>
          <table:table-cell table:style-name="ce38" table:formula="of:=[.J18]-[.L18]" office:value-type="percentage" office:value="-0.089" calcext:value-type="percentage">
            <text:p>-8.90%</text:p>
          </table:table-cell>
          <table:table-cell/>
          <table:table-cell office:value-type="string" calcext:value-type="string">
            <text:p><text:s/>-</text:p>
          </table:table-cell>
          <table:table-cell table:style-name="ce38" table:formula="of:=[.N18]-[.O18]" office:value-type="percentage" office:value="-0.087" calcext:value-type="percentage">
            <text:p>-8.70%</text:p>
          </table:table-cell>
          <table:table-cell table:style-name="ce38" table:formula="of:=[.N18]-[.P18]" office:value-type="percentage" office:value="-0.079" calcext:value-type="percentage">
            <text:p>-7.90%</text:p>
          </table:table-cell>
          <table:table-cell/>
          <table:table-cell office:value-type="string" calcext:value-type="string">
            <text:p><text:s/>-</text:p>
          </table:table-cell>
          <table:table-cell table:style-name="ce38" table:formula="of:=[.R18]-[.S18]" office:value-type="percentage" office:value="-0.098" calcext:value-type="percentage">
            <text:p>-9.80%</text:p>
          </table:table-cell>
          <table:table-cell table:style-name="ce38" table:formula="of:=[.R18]-[.T18]" office:value-type="percentage" office:value="-0.09" calcext:value-type="percentage">
            <text:p>-9.0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19]-[.C19]" office:value-type="percentage" office:value="-0.0650000000000001" calcext:value-type="percentage">
            <text:p>-6.50%</text:p>
          </table:table-cell>
          <table:table-cell table:style-name="ce67" table:formula="of:=[.B19]-[.D19]" office:value-type="percentage" office:value="-0.047" calcext:value-type="percentage">
            <text:p>-4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9]-[.G19]" office:value-type="percentage" office:value="-0.0560000000000001" calcext:value-type="percentage">
            <text:p>-5.60%</text:p>
          </table:table-cell>
          <table:table-cell table:style-name="ce67" table:formula="of:=[.F19]-[.H19]" office:value-type="percentage" office:value="-0.038" calcext:value-type="percentage">
            <text:p>-3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9]-[.K19]" office:value-type="percentage" office:value="-0.0560000000000001" calcext:value-type="percentage">
            <text:p>-5.60%</text:p>
          </table:table-cell>
          <table:table-cell table:style-name="ce67" table:formula="of:=[.J19]-[.L19]" office:value-type="percentage" office:value="-0.038" calcext:value-type="percentage">
            <text:p>-3.80%</text:p>
          </table:table-cell>
          <table:table-cell/>
          <table:table-cell office:value-type="string" calcext:value-type="string">
            <text:p><text:s/>-</text:p>
          </table:table-cell>
          <table:table-cell table:style-name="ce39" table:formula="of:=[.N19]-[.O19]" office:value-type="percentage" office:value="-0.0710000000000001" calcext:value-type="percentage">
            <text:p>-7.10%</text:p>
          </table:table-cell>
          <table:table-cell table:style-name="ce39" table:formula="of:=[.N19]-[.P19]" office:value-type="percentage" office:value="-0.053" calcext:value-type="percentage">
            <text:p>-5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9]-[.S19]" office:value-type="percentage" office:value="-0.0600000000000001" calcext:value-type="percentage">
            <text:p>-6.00%</text:p>
          </table:table-cell>
          <table:table-cell table:style-name="ce67" table:formula="of:=[.R19]-[.T19]" office:value-type="percentage" office:value="-0.042" calcext:value-type="percentage">
            <text:p>-4.20%</text:p>
          </table:table-cell>
        </table:table-row>
        <table:table-row table:style-name="ro5" table:number-rows-repeated="3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InceptionV3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708" calcext:value-type="float">
            <text:p>708</text:p>
          </table:table-cell>
          <table:table-cell office:value-type="string" calcext:value-type="string">
            <text:p>-</text:p>
          </table:table-cell>
          <table:table-cell table:formula="of:=[$'A-Line'.B13]" office:value-type="float" office:value="754" calcext:value-type="float">
            <text:p>754</text:p>
          </table:table-cell>
          <table:table-cell/>
          <table:table-cell table:style-name="ce65" office:value-type="float" office:value="701" calcext:value-type="float">
            <text:p>701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711" calcext:value-type="float">
            <text:p>711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702" calcext:value-type="float">
            <text:p>702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689" calcext:value-type="float">
            <text:p>689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99" calcext:value-type="float">
            <text:p>899</text:p>
          </table:table-cell>
          <table:table-cell office:value-type="string" calcext:value-type="string">
            <text:p>-</text:p>
          </table:table-cell>
          <table:table-cell table:formula="of:=[$'A-Line'.B14]" office:value-type="float" office:value="926" calcext:value-type="float">
            <text:p>926</text:p>
          </table:table-cell>
          <table:table-cell/>
          <table:table-cell table:style-name="ce65" office:value-type="float" office:value="899" calcext:value-type="float">
            <text:p>899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904" calcext:value-type="float">
            <text:p>904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908" calcext:value-type="float">
            <text:p>908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15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708" calcext:value-type="percentage">
            <text:p>70.80%</text:p>
          </table:table-cell>
          <table:table-cell table:style-name="ce67" table:formula="of:=[$'A-Line'.D16]" office:value-type="percentage" office:value="0.779" calcext:value-type="percentage">
            <text:p>77.90%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office:value-type="percentage" office:value="0.701" calcext:value-type="percentage">
            <text:p>70.1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711" calcext:value-type="percentage">
            <text:p>71.1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702" calcext:value-type="percentage">
            <text:p>70.2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689" calcext:value-type="percentage">
            <text:p>68.9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99" calcext:value-type="percentage">
            <text:p>89.90%</text:p>
          </table:table-cell>
          <table:table-cell table:style-name="ce67" table:formula="of:=[$'A-Line'.D17]" office:value-type="percentage" office:value="0.937" calcext:value-type="percentage">
            <text:p>93.70%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office:value-type="percentage" office:value="0.899" calcext:value-type="percentage">
            <text:p>89.9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903" calcext:value-type="percentage">
            <text:p>90.3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904" calcext:value-type="percentage">
            <text:p>90.4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908" calcext:value-type="percentage">
            <text:p>90.8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31]-[.C31]" office:value-type="percentage" office:value="-0.0710000000000001" calcext:value-type="percentage">
            <text:p>-7.10%</text:p>
          </table:table-cell>
          <table:table-cell table:style-name="ce67" table:formula="of:=[.B31]-[.D31]" office:value-type="percentage" office:value="-0.046" calcext:value-type="percentage">
            <text:p>-4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31]-[.G31]" office:value-type="percentage" office:value="-0.0780000000000001" calcext:value-type="percentage">
            <text:p>-7.80%</text:p>
          </table:table-cell>
          <table:table-cell table:style-name="ce67" table:formula="of:=[.F31]-[.H31]" office:value-type="percentage" office:value="-0.053" calcext:value-type="percentage">
            <text:p>-5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31]-[.K31]" office:value-type="percentage" office:value="-0.0680000000000001" calcext:value-type="percentage">
            <text:p>-6.80%</text:p>
          </table:table-cell>
          <table:table-cell table:style-name="ce67" table:formula="of:=[.J31]-[.L31]" office:value-type="percentage" office:value="-0.043" calcext:value-type="percentage">
            <text:p>-4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31]-[.O31]" office:value-type="percentage" office:value="-0.0770000000000001" calcext:value-type="percentage">
            <text:p>-7.70%</text:p>
          </table:table-cell>
          <table:table-cell table:style-name="ce67" table:formula="of:=[.N31]-[.P31]" office:value-type="percentage" office:value="-0.052" calcext:value-type="percentage">
            <text:p>-5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31]-[.S31]" office:value-type="percentage" office:value="-0.0900000000000001" calcext:value-type="percentage">
            <text:p>-9.00%</text:p>
          </table:table-cell>
          <table:table-cell table:style-name="ce67" table:formula="of:=[.R31]-[.T31]" office:value-type="percentage" office:value="-0.0650000000000001" calcext:value-type="percentage">
            <text:p>-6.5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32]-[.C32]" office:value-type="percentage" office:value="-0.038" calcext:value-type="percentage">
            <text:p>-3.80%</text:p>
          </table:table-cell>
          <table:table-cell table:style-name="ce67" table:formula="of:=[.B32]-[.D32]" office:value-type="percentage" office:value="-0.027" calcext:value-type="percentage">
            <text:p>-2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32]-[.G32]" office:value-type="percentage" office:value="-0.038" calcext:value-type="percentage">
            <text:p>-3.80%</text:p>
          </table:table-cell>
          <table:table-cell table:style-name="ce67" table:formula="of:=[.F32]-[.H32]" office:value-type="percentage" office:value="-0.027" calcext:value-type="percentage">
            <text:p>-2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32]-[.K32]" office:value-type="percentage" office:value="-0.034" calcext:value-type="percentage">
            <text:p>-3.40%</text:p>
          </table:table-cell>
          <table:table-cell table:style-name="ce67" table:formula="of:=[.J32]-[.L32]" office:value-type="percentage" office:value="-0.023" calcext:value-type="percentage">
            <text:p>-2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32]-[.O32]" office:value-type="percentage" office:value="-0.033" calcext:value-type="percentage">
            <text:p>-3.30%</text:p>
          </table:table-cell>
          <table:table-cell table:style-name="ce67" table:formula="of:=[.N32]-[.P32]" office:value-type="percentage" office:value="-0.022" calcext:value-type="percentage">
            <text:p>-2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32]-[.S32]" office:value-type="percentage" office:value="-0.029" calcext:value-type="percentage">
            <text:p>-2.90%</text:p>
          </table:table-cell>
          <table:table-cell table:style-name="ce67" table:formula="of:=[.R32]-[.T32]" office:value-type="percentage" office:value="-0.018" calcext:value-type="percentage">
            <text:p>-1.8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712" calcext:value-type="float">
            <text:p>712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705" calcext:value-type="float">
            <text:p>705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700" calcext:value-type="float">
            <text:p>700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701" calcext:value-type="float">
            <text:p>701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  <table:table-cell/>
          <table:table-cell table:style-name="ce65" office:value-type="float" office:value="709" calcext:value-type="float">
            <text:p>709</text:p>
          </table:table-cell>
          <table:table-cell table:formula="of:=[.$C28]" office:value-type="string" office:string-value="-" calcext:value-type="string">
            <text:p>-</text:p>
          </table:table-cell>
          <table:table-cell table:formula="of:=[.$D28]" office:value-type="float" office:value="754" calcext:value-type="float">
            <text:p>75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905" calcext:value-type="float">
            <text:p>905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902" calcext:value-type="float">
            <text:p>902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898" calcext:value-type="float">
            <text:p>898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907" calcext:value-type="float">
            <text:p>907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  <table:table-cell/>
          <table:table-cell table:style-name="ce65" office:value-type="float" office:value="895" calcext:value-type="float">
            <text:p>895</text:p>
          </table:table-cell>
          <table:table-cell table:formula="of:=[.$C29]" office:value-type="string" office:string-value="-" calcext:value-type="string">
            <text:p>-</text:p>
          </table:table-cell>
          <table:table-cell table:formula="of:=[.$D29]" office:value-type="float" office:value="926" calcext:value-type="float">
            <text:p>92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30]" office:value-type="string" office:string-value="-" calcext:value-type="string">
            <text:p>-</text:p>
          </table:table-cell>
          <table:table-cell table:formula="of:=[.$D30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712" calcext:value-type="percentage">
            <text:p>71.2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705" calcext:value-type="percentage">
            <text:p>70.5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7" calcext:value-type="percentage">
            <text:p>70.0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701" calcext:value-type="percentage">
            <text:p>70.1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  <table:table-cell/>
          <table:table-cell office:value-type="percentage" office:value="0.709" calcext:value-type="percentage">
            <text:p>70.90%</text:p>
          </table:table-cell>
          <table:table-cell table:style-name="ce38" table:formula="of:=[.$C31]" office:value-type="percentage" office:value="0.779" calcext:value-type="percentage">
            <text:p>77.90%</text:p>
          </table:table-cell>
          <table:table-cell table:style-name="ce38" table:formula="of:=[.$D31]" office:value-type="percentage" office:value="0.754" calcext:value-type="percentage">
            <text:p>75.4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905" calcext:value-type="percentage">
            <text:p>90.5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902" calcext:value-type="percentage">
            <text:p>90.2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898" calcext:value-type="percentage">
            <text:p>89.8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907" calcext:value-type="percentage">
            <text:p>90.7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  <table:table-cell/>
          <table:table-cell office:value-type="percentage" office:value="0.895" calcext:value-type="percentage">
            <text:p>89.50%</text:p>
          </table:table-cell>
          <table:table-cell table:style-name="ce38" table:formula="of:=[.$C32]" office:value-type="percentage" office:value="0.937" calcext:value-type="percentage">
            <text:p>93.70%</text:p>
          </table:table-cell>
          <table:table-cell table:style-name="ce38" table:formula="of:=[.$D32]" office:value-type="percentage" office:value="0.926" calcext:value-type="percentage">
            <text:p>92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41]-[.C41]" office:value-type="percentage" office:value="-0.0670000000000001" calcext:value-type="percentage">
            <text:p>-6.70%</text:p>
          </table:table-cell>
          <table:table-cell table:style-name="ce67" table:formula="of:=[.B41]-[.D41]" office:value-type="percentage" office:value="-0.042" calcext:value-type="percentage">
            <text:p>-4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41]-[.G41]" office:value-type="percentage" office:value="-0.0740000000000001" calcext:value-type="percentage">
            <text:p>-7.40%</text:p>
          </table:table-cell>
          <table:table-cell table:style-name="ce67" table:formula="of:=[.F41]-[.H41]" office:value-type="percentage" office:value="-0.049" calcext:value-type="percentage">
            <text:p>-4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41]-[.K41]" office:value-type="percentage" office:value="-0.0790000000000001" calcext:value-type="percentage">
            <text:p>-7.90%</text:p>
          </table:table-cell>
          <table:table-cell table:style-name="ce67" table:formula="of:=[.J41]-[.L41]" office:value-type="percentage" office:value="-0.0540000000000001" calcext:value-type="percentage">
            <text:p>-5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41]-[.O41]" office:value-type="percentage" office:value="-0.0780000000000001" calcext:value-type="percentage">
            <text:p>-7.80%</text:p>
          </table:table-cell>
          <table:table-cell table:style-name="ce67" table:formula="of:=[.N41]-[.P41]" office:value-type="percentage" office:value="-0.053" calcext:value-type="percentage">
            <text:p>-5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41]-[.S41]" office:value-type="percentage" office:value="-0.0700000000000001" calcext:value-type="percentage">
            <text:p>-7.00%</text:p>
          </table:table-cell>
          <table:table-cell table:style-name="ce67" table:formula="of:=[.R41]-[.T41]" office:value-type="percentage" office:value="-0.045" calcext:value-type="percentage">
            <text:p>-4.5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42]-[.C42]" office:value-type="percentage" office:value="-0.032" calcext:value-type="percentage">
            <text:p>-3.20%</text:p>
          </table:table-cell>
          <table:table-cell table:style-name="ce67" table:formula="of:=[.B42]-[.D42]" office:value-type="percentage" office:value="-0.021" calcext:value-type="percentage">
            <text:p>-2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42]-[.G42]" office:value-type="percentage" office:value="-0.035" calcext:value-type="percentage">
            <text:p>-3.50%</text:p>
          </table:table-cell>
          <table:table-cell table:style-name="ce67" table:formula="of:=[.F42]-[.H42]" office:value-type="percentage" office:value="-0.024" calcext:value-type="percentage">
            <text:p>-2.40%</text:p>
          </table:table-cell>
          <table:table-cell/>
          <table:table-cell office:value-type="string" calcext:value-type="string">
            <text:p><text:s/>-</text:p>
          </table:table-cell>
          <table:table-cell table:style-name="ce39" table:formula="of:=[.J42]-[.K42]" office:value-type="percentage" office:value="-0.039" calcext:value-type="percentage">
            <text:p>-3.90%</text:p>
          </table:table-cell>
          <table:table-cell table:style-name="ce39" table:formula="of:=[.J42]-[.L42]" office:value-type="percentage" office:value="-0.028" calcext:value-type="percentage">
            <text:p>-2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42]-[.O42]" office:value-type="percentage" office:value="-0.03" calcext:value-type="percentage">
            <text:p>-3.00%</text:p>
          </table:table-cell>
          <table:table-cell table:style-name="ce67" table:formula="of:=[.N42]-[.P42]" office:value-type="percentage" office:value="-0.019" calcext:value-type="percentage">
            <text:p>-1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42]-[.S42]" office:value-type="percentage" office:value="-0.042" calcext:value-type="percentage">
            <text:p>-4.20%</text:p>
          </table:table-cell>
          <table:table-cell table:style-name="ce67" table:formula="of:=[.R42]-[.T42]" office:value-type="percentage" office:value="-0.031" calcext:value-type="percentage">
            <text:p>-3.10%</text:p>
          </table:table-cell>
        </table:table-row>
        <table:table-row table:style-name="ro5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ResNet152 V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table:formula="of:=[$'A-Line'.B22]" office:value-type="float" office:value="690" calcext:value-type="float">
            <text:p>690</text:p>
          </table:table-cell>
          <table:table-cell/>
          <table:table-cell table:style-name="ce65" office:value-type="float" office:value="614" calcext:value-type="float">
            <text:p>614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01" calcext:value-type="float">
            <text:p>601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07" calcext:value-type="float">
            <text:p>607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12" calcext:value-type="float">
            <text:p>612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24" calcext:value-type="float">
            <text:p>824</text:p>
          </table:table-cell>
          <table:table-cell office:value-type="string" calcext:value-type="string">
            <text:p>-</text:p>
          </table:table-cell>
          <table:table-cell table:formula="of:=[$'A-Line'.B23]" office:value-type="float" office:value="885" calcext:value-type="float">
            <text:p>885</text:p>
          </table:table-cell>
          <table:table-cell/>
          <table:table-cell table:style-name="ce65" office:value-type="float" office:value="837" calcext:value-type="float">
            <text:p>837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40" calcext:value-type="float">
            <text:p>840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25" calcext:value-type="float">
            <text:p>825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2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611" calcext:value-type="percentage">
            <text:p>61.10%</text:p>
          </table:table-cell>
          <table:table-cell table:style-name="ce67" table:formula="of:=[$'A-Line'.D25]" office:value-type="percentage" office:value="0.78" calcext:value-type="percentage">
            <text:p>78.00%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office:value-type="percentage" office:value="0.614" calcext:value-type="percentage">
            <text:p>61.4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01" calcext:value-type="percentage">
            <text:p>60.1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07" calcext:value-type="percentage">
            <text:p>60.7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12" calcext:value-type="percentage">
            <text:p>61.2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24" calcext:value-type="percentage">
            <text:p>82.40%</text:p>
          </table:table-cell>
          <table:table-cell table:style-name="ce67" table:formula="of:=[$'A-Line'.D26]" office:value-type="percentage" office:value="0.9421" calcext:value-type="percentage">
            <text:p>94.21%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office:value-type="percentage" office:value="0.837" calcext:value-type="percentage">
            <text:p>83.7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4" calcext:value-type="percentage">
            <text:p>84.0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28" calcext:value-type="percentage">
            <text:p>82.8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53]-[.C53]" office:value-type="percentage" office:value="-0.169" calcext:value-type="percentage">
            <text:p>-16.90%</text:p>
          </table:table-cell>
          <table:table-cell table:style-name="ce38" table:formula="of:=[.B53]-[.D53]" office:value-type="percentage" office:value="-0.079" calcext:value-type="percentage">
            <text:p>-7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53]-[.G53]" office:value-type="percentage" office:value="-0.166" calcext:value-type="percentage">
            <text:p>-16.60%</text:p>
          </table:table-cell>
          <table:table-cell table:style-name="ce38" table:formula="of:=[.F53]-[.H53]" office:value-type="percentage" office:value="-0.076" calcext:value-type="percentage">
            <text:p>-7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53]-[.K53]" office:value-type="percentage" office:value="-0.179" calcext:value-type="percentage">
            <text:p>-17.90%</text:p>
          </table:table-cell>
          <table:table-cell table:style-name="ce38" table:formula="of:=[.J53]-[.L53]" office:value-type="percentage" office:value="-0.089" calcext:value-type="percentage">
            <text:p>-8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53]-[.O53]" office:value-type="percentage" office:value="-0.173" calcext:value-type="percentage">
            <text:p>-17.30%</text:p>
          </table:table-cell>
          <table:table-cell table:style-name="ce38" table:formula="of:=[.N53]-[.P53]" office:value-type="percentage" office:value="-0.083" calcext:value-type="percentage">
            <text:p>-8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53]-[.S53]" office:value-type="percentage" office:value="-0.168" calcext:value-type="percentage">
            <text:p>-16.80%</text:p>
          </table:table-cell>
          <table:table-cell table:style-name="ce38" table:formula="of:=[.R53]-[.T53]" office:value-type="percentage" office:value="-0.078" calcext:value-type="percentage">
            <text:p>-7.8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39" table:formula="of:=[.B54]-[.C54]" office:value-type="percentage" office:value="-0.1181" calcext:value-type="percentage">
            <text:p>-11.81%</text:p>
          </table:table-cell>
          <table:table-cell table:style-name="ce67" table:formula="of:=[.B54]-[.D54]" office:value-type="percentage" office:value="-0.0610000000000001" calcext:value-type="percentage">
            <text:p>-6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54]-[.G54]" office:value-type="percentage" office:value="-0.1051" calcext:value-type="percentage">
            <text:p>-10.51%</text:p>
          </table:table-cell>
          <table:table-cell table:style-name="ce67" table:formula="of:=[.F54]-[.H54]" office:value-type="percentage" office:value="-0.048" calcext:value-type="percentage">
            <text:p>-4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54]-[.K54]" office:value-type="percentage" office:value="-0.1021" calcext:value-type="percentage">
            <text:p>-10.21%</text:p>
          </table:table-cell>
          <table:table-cell table:style-name="ce67" table:formula="of:=[.J54]-[.L54]" office:value-type="percentage" office:value="-0.045" calcext:value-type="percentage">
            <text:p>-4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54]-[.O54]" office:value-type="percentage" office:value="-0.1141" calcext:value-type="percentage">
            <text:p>-11.41%</text:p>
          </table:table-cell>
          <table:table-cell table:style-name="ce67" table:formula="of:=[.N54]-[.P54]" office:value-type="percentage" office:value="-0.057" calcext:value-type="percentage">
            <text:p>-5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54]-[.S54]" office:value-type="percentage" office:value="-0.1171" calcext:value-type="percentage">
            <text:p>-11.71%</text:p>
          </table:table-cell>
          <table:table-cell table:style-name="ce67" table:formula="of:=[.R54]-[.T54]" office:value-type="percentage" office:value="-0.0600000000000001" calcext:value-type="percentage">
            <text:p>-6.0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608" calcext:value-type="float">
            <text:p>608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06" calcext:value-type="float">
            <text:p>606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04" calcext:value-type="float">
            <text:p>604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13" calcext:value-type="float">
            <text:p>613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  <table:table-cell/>
          <table:table-cell table:style-name="ce65" office:value-type="float" office:value="617" calcext:value-type="float">
            <text:p>617</text:p>
          </table:table-cell>
          <table:table-cell table:formula="of:=[.$C50]" office:value-type="string" office:string-value="-" calcext:value-type="string">
            <text:p>-</text:p>
          </table:table-cell>
          <table:table-cell table:formula="of:=[.$D50]" office:value-type="float" office:value="690" calcext:value-type="float">
            <text:p>690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37" calcext:value-type="float">
            <text:p>837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41" calcext:value-type="float">
            <text:p>841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33" calcext:value-type="float">
            <text:p>833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37" calcext:value-type="float">
            <text:p>837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  <table:table-cell/>
          <table:table-cell table:style-name="ce65" office:value-type="float" office:value="827" calcext:value-type="float">
            <text:p>827</text:p>
          </table:table-cell>
          <table:table-cell table:formula="of:=[.$C51]" office:value-type="string" office:string-value="-" calcext:value-type="string">
            <text:p>-</text:p>
          </table:table-cell>
          <table:table-cell table:formula="of:=[.$D51]" office:value-type="float" office:value="885" calcext:value-type="float">
            <text:p>88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52]" office:value-type="string" office:string-value="-" calcext:value-type="string">
            <text:p>-</text:p>
          </table:table-cell>
          <table:table-cell table:formula="of:=[.$D52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608" calcext:value-type="percentage">
            <text:p>60.8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06" calcext:value-type="percentage">
            <text:p>60.6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04" calcext:value-type="percentage">
            <text:p>60.4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13" calcext:value-type="percentage">
            <text:p>61.3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  <table:table-cell/>
          <table:table-cell office:value-type="percentage" office:value="0.617" calcext:value-type="percentage">
            <text:p>61.70%</text:p>
          </table:table-cell>
          <table:table-cell table:style-name="ce38" table:formula="of:=[.$C53]" office:value-type="percentage" office:value="0.78" calcext:value-type="percentage">
            <text:p>78.00%</text:p>
          </table:table-cell>
          <table:table-cell table:style-name="ce38" table:formula="of:=[.$D53]" office:value-type="percentage" office:value="0.69" calcext:value-type="percentage">
            <text:p>69.0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37" calcext:value-type="percentage">
            <text:p>83.7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33" calcext:value-type="percentage">
            <text:p>83.3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37" calcext:value-type="percentage">
            <text:p>83.7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  <table:table-cell/>
          <table:table-cell office:value-type="percentage" office:value="0.827" calcext:value-type="percentage">
            <text:p>82.70%</text:p>
          </table:table-cell>
          <table:table-cell table:style-name="ce38" table:formula="of:=[.$C54]" office:value-type="percentage" office:value="0.9421" calcext:value-type="percentage">
            <text:p>94.21%</text:p>
          </table:table-cell>
          <table:table-cell table:style-name="ce38" table:formula="of:=[.$D54]" office:value-type="percentage" office:value="0.885" calcext:value-type="percentage">
            <text:p>88.5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63]-[.C63]" office:value-type="percentage" office:value="-0.172" calcext:value-type="percentage">
            <text:p>-17.20%</text:p>
          </table:table-cell>
          <table:table-cell table:style-name="ce38" table:formula="of:=[.B63]-[.D63]" office:value-type="percentage" office:value="-0.082" calcext:value-type="percentage">
            <text:p>-8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63]-[.G63]" office:value-type="percentage" office:value="-0.174" calcext:value-type="percentage">
            <text:p>-17.40%</text:p>
          </table:table-cell>
          <table:table-cell table:style-name="ce38" table:formula="of:=[.F63]-[.H63]" office:value-type="percentage" office:value="-0.084" calcext:value-type="percentage">
            <text:p>-8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63]-[.K63]" office:value-type="percentage" office:value="-0.176" calcext:value-type="percentage">
            <text:p>-17.60%</text:p>
          </table:table-cell>
          <table:table-cell table:style-name="ce38" table:formula="of:=[.J63]-[.L63]" office:value-type="percentage" office:value="-0.086" calcext:value-type="percentage">
            <text:p>-8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63]-[.O63]" office:value-type="percentage" office:value="-0.167" calcext:value-type="percentage">
            <text:p>-16.70%</text:p>
          </table:table-cell>
          <table:table-cell table:style-name="ce38" table:formula="of:=[.N63]-[.P63]" office:value-type="percentage" office:value="-0.077" calcext:value-type="percentage">
            <text:p>-7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63]-[.S63]" office:value-type="percentage" office:value="-0.163" calcext:value-type="percentage">
            <text:p>-16.30%</text:p>
          </table:table-cell>
          <table:table-cell table:style-name="ce38" table:formula="of:=[.R63]-[.T63]" office:value-type="percentage" office:value="-0.073" calcext:value-type="percentage">
            <text:p>-7.3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64]-[.C64]" office:value-type="percentage" office:value="-0.1051" calcext:value-type="percentage">
            <text:p>-10.51%</text:p>
          </table:table-cell>
          <table:table-cell table:style-name="ce67" table:formula="of:=[.B64]-[.D64]" office:value-type="percentage" office:value="-0.048" calcext:value-type="percentage">
            <text:p>-4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64]-[.G64]" office:value-type="percentage" office:value="-0.1011" calcext:value-type="percentage">
            <text:p>-10.11%</text:p>
          </table:table-cell>
          <table:table-cell table:style-name="ce67" table:formula="of:=[.F64]-[.H64]" office:value-type="percentage" office:value="-0.044" calcext:value-type="percentage">
            <text:p>-4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64]-[.K64]" office:value-type="percentage" office:value="-0.1091" calcext:value-type="percentage">
            <text:p>-10.91%</text:p>
          </table:table-cell>
          <table:table-cell table:style-name="ce67" table:formula="of:=[.J64]-[.L64]" office:value-type="percentage" office:value="-0.052" calcext:value-type="percentage">
            <text:p>-5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64]-[.O64]" office:value-type="percentage" office:value="-0.1051" calcext:value-type="percentage">
            <text:p>-10.51%</text:p>
          </table:table-cell>
          <table:table-cell table:style-name="ce67" table:formula="of:=[.N64]-[.P64]" office:value-type="percentage" office:value="-0.048" calcext:value-type="percentage">
            <text:p>-4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64]-[.S64]" office:value-type="percentage" office:value="-0.1151" calcext:value-type="percentage">
            <text:p>-11.51%</text:p>
          </table:table-cell>
          <table:table-cell table:style-name="ce67" table:formula="of:=[.R64]-[.T64]" office:value-type="percentage" office:value="-0.0580000000000001" calcext:value-type="percentage">
            <text:p>-5.80%</text:p>
          </table:table-cell>
        </table:table-row>
        <table:table-row table:style-name="ro5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ResNet50 V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table:formula="of:=[$'A-Line'.B31]" office:value-type="float" office:value="651" calcext:value-type="float">
            <text:p>651</text:p>
          </table:table-cell>
          <table:table-cell/>
          <table:table-cell table:style-name="ce65" office:value-type="float" office:value="576" calcext:value-type="float">
            <text:p>576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75" calcext:value-type="float">
            <text:p>575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69" calcext:value-type="float">
            <text:p>569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76" calcext:value-type="float">
            <text:p>576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05" calcext:value-type="float">
            <text:p>805</text:p>
          </table:table-cell>
          <table:table-cell office:value-type="string" calcext:value-type="string">
            <text:p>-</text:p>
          </table:table-cell>
          <table:table-cell table:formula="of:=[$'A-Line'.B32]" office:value-type="float" office:value="866" calcext:value-type="float">
            <text:p>866</text:p>
          </table:table-cell>
          <table:table-cell/>
          <table:table-cell table:style-name="ce65" office:value-type="float" office:value="807" calcext:value-type="float">
            <text:p>807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798" calcext:value-type="float">
            <text:p>798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799" calcext:value-type="float">
            <text:p>799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807" calcext:value-type="float">
            <text:p>807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33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68" calcext:value-type="percentage">
            <text:p>56.80%</text:p>
          </table:table-cell>
          <table:table-cell table:style-name="ce67" table:formula="of:=[$'A-Line'.D34]" office:value-type="percentage" office:value="0.7601" calcext:value-type="percentage">
            <text:p>76.01%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office:value-type="percentage" office:value="0.576" calcext:value-type="percentage">
            <text:p>57.6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75" calcext:value-type="percentage">
            <text:p>57.5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69" calcext:value-type="percentage">
            <text:p>56.9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76" calcext:value-type="percentage">
            <text:p>57.6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05" calcext:value-type="percentage">
            <text:p>80.50%</text:p>
          </table:table-cell>
          <table:table-cell table:style-name="ce67" table:formula="of:=[$'A-Line'.D35]" office:value-type="percentage" office:value="0.9282" calcext:value-type="percentage">
            <text:p>92.82%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office:value-type="percentage" office:value="0.807" calcext:value-type="percentage">
            <text:p>80.7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798" calcext:value-type="percentage">
            <text:p>79.8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799" calcext:value-type="percentage">
            <text:p>79.9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807" calcext:value-type="percentage">
            <text:p>80.7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75]-[.C75]" office:value-type="percentage" office:value="-0.1921" calcext:value-type="percentage">
            <text:p>-19.21%</text:p>
          </table:table-cell>
          <table:table-cell table:style-name="ce38" table:formula="of:=[.B75]-[.D75]" office:value-type="percentage" office:value="-0.0830000000000001" calcext:value-type="percentage">
            <text:p>-8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75]-[.G75]" office:value-type="percentage" office:value="-0.1841" calcext:value-type="percentage">
            <text:p>-18.41%</text:p>
          </table:table-cell>
          <table:table-cell table:style-name="ce38" table:formula="of:=[.F75]-[.H75]" office:value-type="percentage" office:value="-0.0750000000000001" calcext:value-type="percentage">
            <text:p>-7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75]-[.K75]" office:value-type="percentage" office:value="-0.1851" calcext:value-type="percentage">
            <text:p>-18.51%</text:p>
          </table:table-cell>
          <table:table-cell table:style-name="ce38" table:formula="of:=[.J75]-[.L75]" office:value-type="percentage" office:value="-0.0760000000000001" calcext:value-type="percentage">
            <text:p>-7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75]-[.O75]" office:value-type="percentage" office:value="-0.1911" calcext:value-type="percentage">
            <text:p>-19.11%</text:p>
          </table:table-cell>
          <table:table-cell table:style-name="ce38" table:formula="of:=[.N75]-[.P75]" office:value-type="percentage" office:value="-0.0820000000000001" calcext:value-type="percentage">
            <text:p>-8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75]-[.S75]" office:value-type="percentage" office:value="-0.1841" calcext:value-type="percentage">
            <text:p>-18.41%</text:p>
          </table:table-cell>
          <table:table-cell table:style-name="ce38" table:formula="of:=[.R75]-[.T75]" office:value-type="percentage" office:value="-0.0750000000000001" calcext:value-type="percentage">
            <text:p>-7.5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76]-[.C76]" office:value-type="percentage" office:value="-0.1232" calcext:value-type="percentage">
            <text:p>-12.32%</text:p>
          </table:table-cell>
          <table:table-cell table:style-name="ce67" table:formula="of:=[.B76]-[.D76]" office:value-type="percentage" office:value="-0.0609999999999999" calcext:value-type="percentage">
            <text:p>-6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76]-[.G76]" office:value-type="percentage" office:value="-0.1212" calcext:value-type="percentage">
            <text:p>-12.12%</text:p>
          </table:table-cell>
          <table:table-cell table:style-name="ce67" table:formula="of:=[.F76]-[.H76]" office:value-type="percentage" office:value="-0.0589999999999999" calcext:value-type="percentage">
            <text:p>-5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76]-[.K76]" office:value-type="percentage" office:value="-0.1302" calcext:value-type="percentage">
            <text:p>-13.02%</text:p>
          </table:table-cell>
          <table:table-cell table:style-name="ce67" table:formula="of:=[.J76]-[.L76]" office:value-type="percentage" office:value="-0.0679999999999999" calcext:value-type="percentage">
            <text:p>-6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76]-[.O76]" office:value-type="percentage" office:value="-0.1292" calcext:value-type="percentage">
            <text:p>-12.92%</text:p>
          </table:table-cell>
          <table:table-cell table:style-name="ce67" table:formula="of:=[.N76]-[.P76]" office:value-type="percentage" office:value="-0.067" calcext:value-type="percentage">
            <text:p>-6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76]-[.S76]" office:value-type="percentage" office:value="-0.1212" calcext:value-type="percentage">
            <text:p>-12.12%</text:p>
          </table:table-cell>
          <table:table-cell table:style-name="ce67" table:formula="of:=[.R76]-[.T76]" office:value-type="percentage" office:value="-0.0589999999999999" calcext:value-type="percentage">
            <text:p>-5.9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78" calcext:value-type="float">
            <text:p>578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58" calcext:value-type="float">
            <text:p>558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70" calcext:value-type="float">
            <text:p>570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71" calcext:value-type="float">
            <text:p>571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  <table:table-cell/>
          <table:table-cell table:style-name="ce65" office:value-type="float" office:value="578" calcext:value-type="float">
            <text:p>578</text:p>
          </table:table-cell>
          <table:table-cell table:formula="of:=[.$C72]" office:value-type="string" office:string-value="-" calcext:value-type="string">
            <text:p>-</text:p>
          </table:table-cell>
          <table:table-cell table:formula="of:=[.$D72]"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795" calcext:value-type="float">
            <text:p>795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808" calcext:value-type="float">
            <text:p>808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805" calcext:value-type="float">
            <text:p>805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  <table:table-cell/>
          <table:table-cell table:style-name="ce65" office:value-type="float" office:value="795" calcext:value-type="float">
            <text:p>795</text:p>
          </table:table-cell>
          <table:table-cell table:formula="of:=[.$C73]" office:value-type="string" office:string-value="-" calcext:value-type="string">
            <text:p>-</text:p>
          </table:table-cell>
          <table:table-cell table:formula="of:=[.$D73]" office:value-type="float" office:value="866" calcext:value-type="float">
            <text:p>86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74]" office:value-type="string" office:string-value="-" calcext:value-type="string">
            <text:p>-</text:p>
          </table:table-cell>
          <table:table-cell table:formula="of:=[.$D74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78" calcext:value-type="percentage">
            <text:p>57.8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58" calcext:value-type="percentage">
            <text:p>55.8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7" calcext:value-type="percentage">
            <text:p>57.0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71" calcext:value-type="percentage">
            <text:p>57.1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  <table:table-cell/>
          <table:table-cell office:value-type="percentage" office:value="0.578" calcext:value-type="percentage">
            <text:p>57.80%</text:p>
          </table:table-cell>
          <table:table-cell table:style-name="ce38" table:formula="of:=[.$C75]" office:value-type="percentage" office:value="0.7601" calcext:value-type="percentage">
            <text:p>76.01%</text:p>
          </table:table-cell>
          <table:table-cell table:style-name="ce38" table:formula="of:=[.$D75]" office:value-type="percentage" office:value="0.651" calcext:value-type="percentage">
            <text:p>65.1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802" calcext:value-type="percentage">
            <text:p>80.2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795" calcext:value-type="percentage">
            <text:p>79.5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808" calcext:value-type="percentage">
            <text:p>80.8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805" calcext:value-type="percentage">
            <text:p>80.5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  <table:table-cell/>
          <table:table-cell office:value-type="percentage" office:value="0.795" calcext:value-type="percentage">
            <text:p>79.50%</text:p>
          </table:table-cell>
          <table:table-cell table:style-name="ce38" table:formula="of:=[.$C76]" office:value-type="percentage" office:value="0.9282" calcext:value-type="percentage">
            <text:p>92.82%</text:p>
          </table:table-cell>
          <table:table-cell table:style-name="ce38" table:formula="of:=[.$D76]" office:value-type="percentage" office:value="0.866" calcext:value-type="percentage">
            <text:p>86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85]-[.C85]" office:value-type="percentage" office:value="-0.1821" calcext:value-type="percentage">
            <text:p>-18.21%</text:p>
          </table:table-cell>
          <table:table-cell table:style-name="ce38" table:formula="of:=[.B85]-[.D85]" office:value-type="percentage" office:value="-0.0730000000000001" calcext:value-type="percentage">
            <text:p>-7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85]-[.G85]" office:value-type="percentage" office:value="-0.2021" calcext:value-type="percentage">
            <text:p>-20.21%</text:p>
          </table:table-cell>
          <table:table-cell table:style-name="ce38" table:formula="of:=[.F85]-[.H85]" office:value-type="percentage" office:value="-0.093" calcext:value-type="percentage">
            <text:p>-9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85]-[.K85]" office:value-type="percentage" office:value="-0.1901" calcext:value-type="percentage">
            <text:p>-19.01%</text:p>
          </table:table-cell>
          <table:table-cell table:style-name="ce38" table:formula="of:=[.J85]-[.L85]" office:value-type="percentage" office:value="-0.0810000000000001" calcext:value-type="percentage">
            <text:p>-8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85]-[.O85]" office:value-type="percentage" office:value="-0.1891" calcext:value-type="percentage">
            <text:p>-18.91%</text:p>
          </table:table-cell>
          <table:table-cell table:style-name="ce38" table:formula="of:=[.N85]-[.P85]" office:value-type="percentage" office:value="-0.0800000000000001" calcext:value-type="percentage">
            <text:p>-8.0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85]-[.S85]" office:value-type="percentage" office:value="-0.1821" calcext:value-type="percentage">
            <text:p>-18.21%</text:p>
          </table:table-cell>
          <table:table-cell table:style-name="ce38" table:formula="of:=[.R85]-[.T85]" office:value-type="percentage" office:value="-0.0730000000000001" calcext:value-type="percentage">
            <text:p>-7.3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86]-[.C86]" office:value-type="percentage" office:value="-0.1262" calcext:value-type="percentage">
            <text:p>-12.62%</text:p>
          </table:table-cell>
          <table:table-cell table:style-name="ce67" table:formula="of:=[.B86]-[.D86]" office:value-type="percentage" office:value="-0.0639999999999999" calcext:value-type="percentage">
            <text:p>-6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86]-[.G86]" office:value-type="percentage" office:value="-0.1332" calcext:value-type="percentage">
            <text:p>-13.32%</text:p>
          </table:table-cell>
          <table:table-cell table:style-name="ce67" table:formula="of:=[.F86]-[.H86]" office:value-type="percentage" office:value="-0.071" calcext:value-type="percentage">
            <text:p>-7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86]-[.K86]" office:value-type="percentage" office:value="-0.1202" calcext:value-type="percentage">
            <text:p>-12.02%</text:p>
          </table:table-cell>
          <table:table-cell table:style-name="ce67" table:formula="of:=[.J86]-[.L86]" office:value-type="percentage" office:value="-0.0579999999999999" calcext:value-type="percentage">
            <text:p>-5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86]-[.O86]" office:value-type="percentage" office:value="-0.1232" calcext:value-type="percentage">
            <text:p>-12.32%</text:p>
          </table:table-cell>
          <table:table-cell table:style-name="ce67" table:formula="of:=[.N86]-[.P86]" office:value-type="percentage" office:value="-0.0609999999999999" calcext:value-type="percentage">
            <text:p>-6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86]-[.S86]" office:value-type="percentage" office:value="-0.1332" calcext:value-type="percentage">
            <text:p>-13.32%</text:p>
          </table:table-cell>
          <table:table-cell table:style-name="ce67" table:formula="of:=[.R86]-[.T86]" office:value-type="percentage" office:value="-0.071" calcext:value-type="percentage">
            <text:p>-7.10%</text:p>
          </table:table-cell>
        </table:table-row>
        <table:table-row table:style-name="ro5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ResNet50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53" calcext:value-type="float">
            <text:p>553</text:p>
          </table:table-cell>
          <table:table-cell office:value-type="string" calcext:value-type="string">
            <text:p>-</text:p>
          </table:table-cell>
          <table:table-cell table:formula="of:=[$'A-Line'.B47]" office:value-type="float" office:value="694" calcext:value-type="float">
            <text:p>694</text:p>
          </table:table-cell>
          <table:table-cell/>
          <table:table-cell table:style-name="ce65" office:value-type="float" office:value="544" calcext:value-type="float">
            <text:p>544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47" calcext:value-type="float">
            <text:p>547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39" calcext:value-type="float">
            <text:p>539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33" calcext:value-type="float">
            <text:p>533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table:formula="of:=[$'A-Line'.B48]" office:value-type="float" office:value="897" calcext:value-type="float">
            <text:p>897</text:p>
          </table:table-cell>
          <table:table-cell/>
          <table:table-cell table:style-name="ce65" office:value-type="float" office:value="787" calcext:value-type="float">
            <text:p>787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84" calcext:value-type="float">
            <text:p>784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85" calcext:value-type="float">
            <text:p>785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73" calcext:value-type="float">
            <text:p>773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49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53" calcext:value-type="percentage">
            <text:p>55.30%</text:p>
          </table:table-cell>
          <table:table-cell table:style-name="ce67" table:formula="of:=[$'A-Line'.D50]" office:value-type="percentage" office:value="0.749" calcext:value-type="percentage">
            <text:p>74.90%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office:value-type="percentage" office:value="0.544" calcext:value-type="percentage">
            <text:p>54.4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47" calcext:value-type="percentage">
            <text:p>54.7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39" calcext:value-type="percentage">
            <text:p>53.9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33" calcext:value-type="percentage">
            <text:p>53.3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781" calcext:value-type="percentage">
            <text:p>78.10%</text:p>
          </table:table-cell>
          <table:table-cell table:style-name="ce67" table:formula="of:=[$'A-Line'.D51]" office:value-type="percentage" office:value="0.912" calcext:value-type="percentage">
            <text:p>91.20%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office:value-type="percentage" office:value="0.787" calcext:value-type="percentage">
            <text:p>78.7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84" calcext:value-type="percentage">
            <text:p>78.4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85" calcext:value-type="percentage">
            <text:p>78.5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73" calcext:value-type="percentage">
            <text:p>77.3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97]-[.C97]" office:value-type="percentage" office:value="-0.196" calcext:value-type="percentage">
            <text:p>-19.60%</text:p>
          </table:table-cell>
          <table:table-cell table:style-name="ce38" table:formula="of:=[.B97]-[.D97]" office:value-type="percentage" office:value="-0.141" calcext:value-type="percentage">
            <text:p>-14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97]-[.G97]" office:value-type="percentage" office:value="-0.205" calcext:value-type="percentage">
            <text:p>-20.50%</text:p>
          </table:table-cell>
          <table:table-cell table:style-name="ce38" table:formula="of:=[.F97]-[.H97]" office:value-type="percentage" office:value="-0.15" calcext:value-type="percentage">
            <text:p>-15.0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97]-[.K97]" office:value-type="percentage" office:value="-0.202" calcext:value-type="percentage">
            <text:p>-20.20%</text:p>
          </table:table-cell>
          <table:table-cell table:style-name="ce38" table:formula="of:=[.J97]-[.L97]" office:value-type="percentage" office:value="-0.147" calcext:value-type="percentage">
            <text:p>-14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97]-[.O97]" office:value-type="percentage" office:value="-0.21" calcext:value-type="percentage">
            <text:p>-21.00%</text:p>
          </table:table-cell>
          <table:table-cell table:style-name="ce38" table:formula="of:=[.N97]-[.P97]" office:value-type="percentage" office:value="-0.155" calcext:value-type="percentage">
            <text:p>-15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97]-[.S97]" office:value-type="percentage" office:value="-0.216" calcext:value-type="percentage">
            <text:p>-21.60%</text:p>
          </table:table-cell>
          <table:table-cell table:style-name="ce38" table:formula="of:=[.R97]-[.T97]" office:value-type="percentage" office:value="-0.161" calcext:value-type="percentage">
            <text:p>-16.1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98]-[.C98]" office:value-type="percentage" office:value="-0.131" calcext:value-type="percentage">
            <text:p>-13.10%</text:p>
          </table:table-cell>
          <table:table-cell table:style-name="ce67" table:formula="of:=[.B98]-[.D98]" office:value-type="percentage" office:value="-0.116" calcext:value-type="percentage">
            <text:p>-11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98]-[.G98]" office:value-type="percentage" office:value="-0.125" calcext:value-type="percentage">
            <text:p>-12.50%</text:p>
          </table:table-cell>
          <table:table-cell table:style-name="ce67" table:formula="of:=[.F98]-[.H98]" office:value-type="percentage" office:value="-0.11" calcext:value-type="percentage">
            <text:p>-11.0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98]-[.K98]" office:value-type="percentage" office:value="-0.128" calcext:value-type="percentage">
            <text:p>-12.80%</text:p>
          </table:table-cell>
          <table:table-cell table:style-name="ce67" table:formula="of:=[.J98]-[.L98]" office:value-type="percentage" office:value="-0.113" calcext:value-type="percentage">
            <text:p>-11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98]-[.O98]" office:value-type="percentage" office:value="-0.127" calcext:value-type="percentage">
            <text:p>-12.70%</text:p>
          </table:table-cell>
          <table:table-cell table:style-name="ce67" table:formula="of:=[.N98]-[.P98]" office:value-type="percentage" office:value="-0.112" calcext:value-type="percentage">
            <text:p>-11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98]-[.S98]" office:value-type="percentage" office:value="-0.139" calcext:value-type="percentage">
            <text:p>-13.90%</text:p>
          </table:table-cell>
          <table:table-cell table:style-name="ce67" table:formula="of:=[.R98]-[.T98]" office:value-type="percentage" office:value="-0.124" calcext:value-type="percentage">
            <text:p>-12.4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51" calcext:value-type="float">
            <text:p>551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35" calcext:value-type="float">
            <text:p>535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38" calcext:value-type="float">
            <text:p>538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53" calcext:value-type="float">
            <text:p>553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  <table:table-cell/>
          <table:table-cell table:style-name="ce65" office:value-type="float" office:value="546" calcext:value-type="float">
            <text:p>546</text:p>
          </table:table-cell>
          <table:table-cell table:formula="of:=[.$C94]" office:value-type="string" office:string-value="-" calcext:value-type="string">
            <text:p>-</text:p>
          </table:table-cell>
          <table:table-cell table:formula="of:=[.$D94]" office:value-type="float" office:value="694" calcext:value-type="float">
            <text:p>694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774" calcext:value-type="float">
            <text:p>774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77" calcext:value-type="float">
            <text:p>777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84" calcext:value-type="float">
            <text:p>784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  <table:table-cell/>
          <table:table-cell table:style-name="ce65" office:value-type="float" office:value="785" calcext:value-type="float">
            <text:p>785</text:p>
          </table:table-cell>
          <table:table-cell table:formula="of:=[.$C95]" office:value-type="string" office:string-value="-" calcext:value-type="string">
            <text:p>-</text:p>
          </table:table-cell>
          <table:table-cell table:formula="of:=[.$D95]" office:value-type="float" office:value="897" calcext:value-type="float">
            <text:p>897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96]" office:value-type="string" office:string-value="-" calcext:value-type="string">
            <text:p>-</text:p>
          </table:table-cell>
          <table:table-cell table:formula="of:=[.$D96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51" calcext:value-type="percentage">
            <text:p>55.1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35" calcext:value-type="percentage">
            <text:p>53.5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38" calcext:value-type="percentage">
            <text:p>53.8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53" calcext:value-type="percentage">
            <text:p>55.3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  <table:table-cell/>
          <table:table-cell office:value-type="percentage" office:value="0.546" calcext:value-type="percentage">
            <text:p>54.60%</text:p>
          </table:table-cell>
          <table:table-cell table:style-name="ce38" table:formula="of:=[.$C97]" office:value-type="percentage" office:value="0.749" calcext:value-type="percentage">
            <text:p>74.90%</text:p>
          </table:table-cell>
          <table:table-cell table:style-name="ce38" table:formula="of:=[.$D97]" office:value-type="percentage" office:value="0.694" calcext:value-type="percentage">
            <text:p>69.4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774" calcext:value-type="percentage">
            <text:p>77.4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77" calcext:value-type="percentage">
            <text:p>77.7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84" calcext:value-type="percentage">
            <text:p>78.4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7" calcext:value-type="percentage">
            <text:p>77.0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  <table:table-cell/>
          <table:table-cell office:value-type="percentage" office:value="0.785" calcext:value-type="percentage">
            <text:p>78.50%</text:p>
          </table:table-cell>
          <table:table-cell table:style-name="ce38" table:formula="of:=[.$C98]" office:value-type="percentage" office:value="0.912" calcext:value-type="percentage">
            <text:p>91.20%</text:p>
          </table:table-cell>
          <table:table-cell table:style-name="ce38" table:formula="of:=[.$D98]" office:value-type="percentage" office:value="0.897" calcext:value-type="percentage">
            <text:p>89.7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107]-[.C107]" office:value-type="percentage" office:value="-0.198" calcext:value-type="percentage">
            <text:p>-19.80%</text:p>
          </table:table-cell>
          <table:table-cell table:style-name="ce38" table:formula="of:=[.B107]-[.D107]" office:value-type="percentage" office:value="-0.143" calcext:value-type="percentage">
            <text:p>-14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07]-[.G107]" office:value-type="percentage" office:value="-0.214" calcext:value-type="percentage">
            <text:p>-21.40%</text:p>
          </table:table-cell>
          <table:table-cell table:style-name="ce38" table:formula="of:=[.F107]-[.H107]" office:value-type="percentage" office:value="-0.159" calcext:value-type="percentage">
            <text:p>-15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07]-[.K107]" office:value-type="percentage" office:value="-0.211" calcext:value-type="percentage">
            <text:p>-21.10%</text:p>
          </table:table-cell>
          <table:table-cell table:style-name="ce38" table:formula="of:=[.J107]-[.L107]" office:value-type="percentage" office:value="-0.156" calcext:value-type="percentage">
            <text:p>-15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07]-[.O107]" office:value-type="percentage" office:value="-0.196" calcext:value-type="percentage">
            <text:p>-19.60%</text:p>
          </table:table-cell>
          <table:table-cell table:style-name="ce38" table:formula="of:=[.N107]-[.P107]" office:value-type="percentage" office:value="-0.141" calcext:value-type="percentage">
            <text:p>-14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07]-[.S107]" office:value-type="percentage" office:value="-0.203" calcext:value-type="percentage">
            <text:p>-20.30%</text:p>
          </table:table-cell>
          <table:table-cell table:style-name="ce38" table:formula="of:=[.R107]-[.T107]" office:value-type="percentage" office:value="-0.148" calcext:value-type="percentage">
            <text:p>-14.8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108]-[.C108]" office:value-type="percentage" office:value="-0.138" calcext:value-type="percentage">
            <text:p>-13.80%</text:p>
          </table:table-cell>
          <table:table-cell table:style-name="ce67" table:formula="of:=[.B108]-[.D108]" office:value-type="percentage" office:value="-0.123" calcext:value-type="percentage">
            <text:p>-12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08]-[.G108]" office:value-type="percentage" office:value="-0.135" calcext:value-type="percentage">
            <text:p>-13.50%</text:p>
          </table:table-cell>
          <table:table-cell table:style-name="ce67" table:formula="of:=[.F108]-[.H108]" office:value-type="percentage" office:value="-0.12" calcext:value-type="percentage">
            <text:p>-12.0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08]-[.K108]" office:value-type="percentage" office:value="-0.128" calcext:value-type="percentage">
            <text:p>-12.80%</text:p>
          </table:table-cell>
          <table:table-cell table:style-name="ce67" table:formula="of:=[.J108]-[.L108]" office:value-type="percentage" office:value="-0.113" calcext:value-type="percentage">
            <text:p>-11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08]-[.O108]" office:value-type="percentage" office:value="-0.142" calcext:value-type="percentage">
            <text:p>-14.20%</text:p>
          </table:table-cell>
          <table:table-cell table:style-name="ce67" table:formula="of:=[.N108]-[.P108]" office:value-type="percentage" office:value="-0.127" calcext:value-type="percentage">
            <text:p>-12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08]-[.S108]" office:value-type="percentage" office:value="-0.127" calcext:value-type="percentage">
            <text:p>-12.70%</text:p>
          </table:table-cell>
          <table:table-cell table:style-name="ce67" table:formula="of:=[.R108]-[.T108]" office:value-type="percentage" office:value="-0.112" calcext:value-type="percentage">
            <text:p>-11.20%</text:p>
          </table:table-cell>
        </table:table-row>
        <table:table-row table:style-name="ro5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VGG16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17" calcext:value-type="float">
            <text:p>517</text:p>
          </table:table-cell>
          <table:table-cell office:value-type="string" calcext:value-type="string">
            <text:p>-</text:p>
          </table:table-cell>
          <table:table-cell table:formula="of:=[$'A-Line'.B56]" office:value-type="float" office:value="631" calcext:value-type="float">
            <text:p>631</text:p>
          </table:table-cell>
          <table:table-cell/>
          <table:table-cell table:style-name="ce65" office:value-type="float" office:value="527" calcext:value-type="float">
            <text:p>527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28" calcext:value-type="float">
            <text:p>528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23" calcext:value-type="float">
            <text:p>523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22" calcext:value-type="float">
            <text:p>522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758" calcext:value-type="float">
            <text:p>758</text:p>
          </table:table-cell>
          <table:table-cell office:value-type="string" calcext:value-type="string">
            <text:p>-</text:p>
          </table:table-cell>
          <table:table-cell table:formula="of:=[$'A-Line'.B57]" office:value-type="float" office:value="856" calcext:value-type="float">
            <text:p>856</text:p>
          </table:table-cell>
          <table:table-cell/>
          <table:table-cell table:style-name="ce65" office:value-type="float" office:value="767" calcext:value-type="float">
            <text:p>767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53" calcext:value-type="float">
            <text:p>753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67" calcext:value-type="float">
            <text:p>767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53" calcext:value-type="float">
            <text:p>753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5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17" calcext:value-type="percentage">
            <text:p>51.70%</text:p>
          </table:table-cell>
          <table:table-cell table:style-name="ce67" table:formula="of:=[$'A-Line'.D59]" office:value-type="percentage" office:value="0.713" calcext:value-type="percentage">
            <text:p>71.30%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office:value-type="percentage" office:value="0.527" calcext:value-type="percentage">
            <text:p>52.7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28" calcext:value-type="percentage">
            <text:p>52.8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23" calcext:value-type="percentage">
            <text:p>52.3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22" calcext:value-type="percentage">
            <text:p>52.2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758" calcext:value-type="percentage">
            <text:p>75.80%</text:p>
          </table:table-cell>
          <table:table-cell table:style-name="ce67" table:formula="of:=[$'A-Line'.D60]" office:value-type="percentage" office:value="0.9001" calcext:value-type="percentage">
            <text:p>90.01%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office:value-type="percentage" office:value="0.767" calcext:value-type="percentage">
            <text:p>76.7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53" calcext:value-type="percentage">
            <text:p>75.3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67" calcext:value-type="percentage">
            <text:p>76.7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53" calcext:value-type="percentage">
            <text:p>75.3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119]-[.C119]" office:value-type="percentage" office:value="-0.196" calcext:value-type="percentage">
            <text:p>-19.60%</text:p>
          </table:table-cell>
          <table:table-cell table:style-name="ce38" table:formula="of:=[.B119]-[.D119]" office:value-type="percentage" office:value="-0.114" calcext:value-type="percentage">
            <text:p>-11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19]-[.G119]" office:value-type="percentage" office:value="-0.186" calcext:value-type="percentage">
            <text:p>-18.60%</text:p>
          </table:table-cell>
          <table:table-cell table:style-name="ce38" table:formula="of:=[.F119]-[.H119]" office:value-type="percentage" office:value="-0.104" calcext:value-type="percentage">
            <text:p>-10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19]-[.K119]" office:value-type="percentage" office:value="-0.185" calcext:value-type="percentage">
            <text:p>-18.50%</text:p>
          </table:table-cell>
          <table:table-cell table:style-name="ce38" table:formula="of:=[.J119]-[.L119]" office:value-type="percentage" office:value="-0.103" calcext:value-type="percentage">
            <text:p>-10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19]-[.O119]" office:value-type="percentage" office:value="-0.19" calcext:value-type="percentage">
            <text:p>-19.00%</text:p>
          </table:table-cell>
          <table:table-cell table:style-name="ce38" table:formula="of:=[.N119]-[.P119]" office:value-type="percentage" office:value="-0.108" calcext:value-type="percentage">
            <text:p>-10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19]-[.S119]" office:value-type="percentage" office:value="-0.191" calcext:value-type="percentage">
            <text:p>-19.10%</text:p>
          </table:table-cell>
          <table:table-cell table:style-name="ce38" table:formula="of:=[.R119]-[.T119]" office:value-type="percentage" office:value="-0.109" calcext:value-type="percentage">
            <text:p>-10.9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120]-[.C120]" office:value-type="percentage" office:value="-0.1421" calcext:value-type="percentage">
            <text:p>-14.21%</text:p>
          </table:table-cell>
          <table:table-cell table:style-name="ce67" table:formula="of:=[.B120]-[.D120]" office:value-type="percentage" office:value="-0.098" calcext:value-type="percentage">
            <text:p>-9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20]-[.G120]" office:value-type="percentage" office:value="-0.1331" calcext:value-type="percentage">
            <text:p>-13.31%</text:p>
          </table:table-cell>
          <table:table-cell table:style-name="ce67" table:formula="of:=[.F120]-[.H120]" office:value-type="percentage" office:value="-0.089" calcext:value-type="percentage">
            <text:p>-8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20]-[.K120]" office:value-type="percentage" office:value="-0.1471" calcext:value-type="percentage">
            <text:p>-14.71%</text:p>
          </table:table-cell>
          <table:table-cell table:style-name="ce67" table:formula="of:=[.J120]-[.L120]" office:value-type="percentage" office:value="-0.103" calcext:value-type="percentage">
            <text:p>-10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20]-[.O120]" office:value-type="percentage" office:value="-0.1331" calcext:value-type="percentage">
            <text:p>-13.31%</text:p>
          </table:table-cell>
          <table:table-cell table:style-name="ce67" table:formula="of:=[.N120]-[.P120]" office:value-type="percentage" office:value="-0.089" calcext:value-type="percentage">
            <text:p>-8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20]-[.S120]" office:value-type="percentage" office:value="-0.1471" calcext:value-type="percentage">
            <text:p>-14.71%</text:p>
          </table:table-cell>
          <table:table-cell table:style-name="ce67" table:formula="of:=[.R120]-[.T120]" office:value-type="percentage" office:value="-0.103" calcext:value-type="percentage">
            <text:p>-10.3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20" calcext:value-type="float">
            <text:p>520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22" calcext:value-type="float">
            <text:p>522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27" calcext:value-type="float">
            <text:p>527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23" calcext:value-type="float">
            <text:p>523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  <table:table-cell/>
          <table:table-cell table:style-name="ce65" office:value-type="float" office:value="512" calcext:value-type="float">
            <text:p>512</text:p>
          </table:table-cell>
          <table:table-cell table:formula="of:=[.$C116]" office:value-type="string" office:string-value="-" calcext:value-type="string">
            <text:p>-</text:p>
          </table:table-cell>
          <table:table-cell table:formula="of:=[.$D116]" office:value-type="float" office:value="631" calcext:value-type="float">
            <text:p>63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768" calcext:value-type="float">
            <text:p>768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67" calcext:value-type="float">
            <text:p>767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59" calcext:value-type="float">
            <text:p>759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63" calcext:value-type="float">
            <text:p>763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  <table:table-cell/>
          <table:table-cell table:style-name="ce65" office:value-type="float" office:value="754" calcext:value-type="float">
            <text:p>754</text:p>
          </table:table-cell>
          <table:table-cell table:formula="of:=[.$C117]" office:value-type="string" office:string-value="-" calcext:value-type="string">
            <text:p>-</text:p>
          </table:table-cell>
          <table:table-cell table:formula="of:=[.$D117]"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18]" office:value-type="string" office:string-value="-" calcext:value-type="string">
            <text:p>-</text:p>
          </table:table-cell>
          <table:table-cell table:formula="of:=[.$D118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2" calcext:value-type="percentage">
            <text:p>52.0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22" calcext:value-type="percentage">
            <text:p>52.2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27" calcext:value-type="percentage">
            <text:p>52.7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23" calcext:value-type="percentage">
            <text:p>52.3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  <table:table-cell/>
          <table:table-cell office:value-type="percentage" office:value="0.512" calcext:value-type="percentage">
            <text:p>51.20%</text:p>
          </table:table-cell>
          <table:table-cell table:style-name="ce38" table:formula="of:=[.$C119]" office:value-type="percentage" office:value="0.713" calcext:value-type="percentage">
            <text:p>71.30%</text:p>
          </table:table-cell>
          <table:table-cell table:style-name="ce38" table:formula="of:=[.$D119]" office:value-type="percentage" office:value="0.631" calcext:value-type="percentage">
            <text:p>63.1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768" calcext:value-type="percentage">
            <text:p>76.8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67" calcext:value-type="percentage">
            <text:p>76.7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59" calcext:value-type="percentage">
            <text:p>75.9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63" calcext:value-type="percentage">
            <text:p>76.3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  <table:table-cell/>
          <table:table-cell office:value-type="percentage" office:value="0.754" calcext:value-type="percentage">
            <text:p>75.40%</text:p>
          </table:table-cell>
          <table:table-cell table:style-name="ce38" table:formula="of:=[.$C120]" office:value-type="percentage" office:value="0.9001" calcext:value-type="percentage">
            <text:p>90.01%</text:p>
          </table:table-cell>
          <table:table-cell table:style-name="ce38" table:formula="of:=[.$D120]" office:value-type="percentage" office:value="0.856" calcext:value-type="percentage">
            <text:p>85.6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129]-[.C129]" office:value-type="percentage" office:value="-0.193" calcext:value-type="percentage">
            <text:p>-19.30%</text:p>
          </table:table-cell>
          <table:table-cell table:style-name="ce38" table:formula="of:=[.B129]-[.D129]" office:value-type="percentage" office:value="-0.111" calcext:value-type="percentage">
            <text:p>-11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29]-[.G129]" office:value-type="percentage" office:value="-0.191" calcext:value-type="percentage">
            <text:p>-19.10%</text:p>
          </table:table-cell>
          <table:table-cell table:style-name="ce38" table:formula="of:=[.F129]-[.H129]" office:value-type="percentage" office:value="-0.109" calcext:value-type="percentage">
            <text:p>-10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29]-[.K129]" office:value-type="percentage" office:value="-0.186" calcext:value-type="percentage">
            <text:p>-18.60%</text:p>
          </table:table-cell>
          <table:table-cell table:style-name="ce38" table:formula="of:=[.J129]-[.L129]" office:value-type="percentage" office:value="-0.104" calcext:value-type="percentage">
            <text:p>-10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29]-[.O129]" office:value-type="percentage" office:value="-0.19" calcext:value-type="percentage">
            <text:p>-19.00%</text:p>
          </table:table-cell>
          <table:table-cell table:style-name="ce38" table:formula="of:=[.N129]-[.P129]" office:value-type="percentage" office:value="-0.108" calcext:value-type="percentage">
            <text:p>-10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29]-[.S129]" office:value-type="percentage" office:value="-0.201" calcext:value-type="percentage">
            <text:p>-20.10%</text:p>
          </table:table-cell>
          <table:table-cell table:style-name="ce38" table:formula="of:=[.R129]-[.T129]" office:value-type="percentage" office:value="-0.119" calcext:value-type="percentage">
            <text:p>-11.9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130]-[.C130]" office:value-type="percentage" office:value="-0.1321" calcext:value-type="percentage">
            <text:p>-13.21%</text:p>
          </table:table-cell>
          <table:table-cell table:style-name="ce67" table:formula="of:=[.B130]-[.D130]" office:value-type="percentage" office:value="-0.088" calcext:value-type="percentage">
            <text:p>-8.8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30]-[.G130]" office:value-type="percentage" office:value="-0.1331" calcext:value-type="percentage">
            <text:p>-13.31%</text:p>
          </table:table-cell>
          <table:table-cell table:style-name="ce67" table:formula="of:=[.F130]-[.H130]" office:value-type="percentage" office:value="-0.089" calcext:value-type="percentage">
            <text:p>-8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30]-[.K130]" office:value-type="percentage" office:value="-0.1411" calcext:value-type="percentage">
            <text:p>-14.11%</text:p>
          </table:table-cell>
          <table:table-cell table:style-name="ce67" table:formula="of:=[.J130]-[.L130]" office:value-type="percentage" office:value="-0.097" calcext:value-type="percentage">
            <text:p>-9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30]-[.O130]" office:value-type="percentage" office:value="-0.1371" calcext:value-type="percentage">
            <text:p>-13.71%</text:p>
          </table:table-cell>
          <table:table-cell table:style-name="ce67" table:formula="of:=[.N130]-[.P130]" office:value-type="percentage" office:value="-0.093" calcext:value-type="percentage">
            <text:p>-9.3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30]-[.S130]" office:value-type="percentage" office:value="-0.1461" calcext:value-type="percentage">
            <text:p>-14.61%</text:p>
          </table:table-cell>
          <table:table-cell table:style-name="ce67" table:formula="of:=[.R130]-[.T130]" office:value-type="percentage" office:value="-0.102" calcext:value-type="percentage">
            <text:p>-10.20%</text:p>
          </table:table-cell>
        </table:table-row>
        <table:table-row table:style-name="ro5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7">
          <table:table-cell table:style-name="Default"/>
          <table:table-cell table:style-name="ce33" office:value-type="string" calcext:value-type="string" table:number-columns-spanned="19" table:number-rows-spanned="1">
            <text:p>VGG19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69" calcext:value-type="float" table:number-columns-spanned="3" table:number-rows-spanned="1">
            <text:p>69</text:p>
          </table:table-cell>
          <table:covered-table-cell table:number-columns-repeated="2" table:style-name="Default"/>
          <table:table-cell table:style-name="ce35"/>
          <table:table-cell table:style-name="ce34" office:value-type="float" office:value="666" calcext:value-type="float" table:number-columns-spanned="3" table:number-rows-spanned="1">
            <text:p>666</text:p>
          </table:table-cell>
          <table:covered-table-cell table:number-columns-repeated="2" table:style-name="Default"/>
          <table:table-cell/>
          <table:table-cell table:style-name="ce34" office:value-type="float" office:value="777" calcext:value-type="float" table:number-columns-spanned="3" table:number-rows-spanned="1">
            <text:p>777</text:p>
          </table:table-cell>
          <table:covered-table-cell table:number-columns-repeated="2" table:style-name="Default"/>
          <table:table-cell/>
          <table:table-cell table:style-name="ce34" office:value-type="float" office:value="911" calcext:value-type="float" table:number-columns-spanned="3" table:number-rows-spanned="1">
            <text:p>911</text:p>
          </table:table-cell>
          <table:covered-table-cell table:number-columns-repeated="2" table:style-name="Default"/>
          <table:table-cell/>
          <table:table-cell table:style-name="ce34" office:value-type="float" office:value="119" calcext:value-type="float" table:number-columns-spanned="3" table:number-rows-spanned="1">
            <text:p>11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34" calcext:value-type="float">
            <text:p>534</text:p>
          </table:table-cell>
          <table:table-cell office:value-type="string" calcext:value-type="string">
            <text:p>-</text:p>
          </table:table-cell>
          <table:table-cell table:formula="of:=[$'A-Line'.B65]" office:value-type="float" office:value="649" calcext:value-type="float">
            <text:p>649</text:p>
          </table:table-cell>
          <table:table-cell/>
          <table:table-cell table:style-name="ce65" office:value-type="float" office:value="547" calcext:value-type="float">
            <text:p>547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33" calcext:value-type="float">
            <text:p>533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39" calcext:value-type="float">
            <text:p>539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39" calcext:value-type="float">
            <text:p>539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778" calcext:value-type="float">
            <text:p>778</text:p>
          </table:table-cell>
          <table:table-cell office:value-type="string" calcext:value-type="string">
            <text:p>-</text:p>
          </table:table-cell>
          <table:table-cell table:formula="of:=[$'A-Line'.B66]" office:value-type="float" office:value="862" calcext:value-type="float">
            <text:p>862</text:p>
          </table:table-cell>
          <table:table-cell/>
          <table:table-cell table:style-name="ce65" office:value-type="float" office:value="785" calcext:value-type="float">
            <text:p>785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81" calcext:value-type="float">
            <text:p>781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88" calcext:value-type="float">
            <text:p>788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77" calcext:value-type="float">
            <text:p>777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formula="of:=[$'A-Line'.B67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34" calcext:value-type="percentage">
            <text:p>53.40%</text:p>
          </table:table-cell>
          <table:table-cell table:style-name="ce67" table:formula="of:=[$'A-Line'.D68]" office:value-type="percentage" office:value="0.713" calcext:value-type="percentage">
            <text:p>71.30%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office:value-type="percentage" office:value="0.547" calcext:value-type="percentage">
            <text:p>54.7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33" calcext:value-type="percentage">
            <text:p>53.3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39" calcext:value-type="percentage">
            <text:p>53.9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39" calcext:value-type="percentage">
            <text:p>53.9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778" calcext:value-type="percentage">
            <text:p>77.80%</text:p>
          </table:table-cell>
          <table:table-cell table:style-name="ce67" table:formula="of:=[$'A-Line'.D69]" office:value-type="percentage" office:value="0.9" calcext:value-type="percentage">
            <text:p>90.00%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office:value-type="percentage" office:value="0.785" calcext:value-type="percentage">
            <text:p>78.5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81" calcext:value-type="percentage">
            <text:p>78.1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88" calcext:value-type="percentage">
            <text:p>78.8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77" calcext:value-type="percentage">
            <text:p>77.7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141]-[.C141]" office:value-type="percentage" office:value="-0.179" calcext:value-type="percentage">
            <text:p>-17.90%</text:p>
          </table:table-cell>
          <table:table-cell table:style-name="ce38" table:formula="of:=[.B141]-[.D141]" office:value-type="percentage" office:value="-0.115" calcext:value-type="percentage">
            <text:p>-11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41]-[.G141]" office:value-type="percentage" office:value="-0.166" calcext:value-type="percentage">
            <text:p>-16.60%</text:p>
          </table:table-cell>
          <table:table-cell table:style-name="ce38" table:formula="of:=[.F141]-[.H141]" office:value-type="percentage" office:value="-0.102" calcext:value-type="percentage">
            <text:p>-10.2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41]-[.K141]" office:value-type="percentage" office:value="-0.18" calcext:value-type="percentage">
            <text:p>-18.00%</text:p>
          </table:table-cell>
          <table:table-cell table:style-name="ce38" table:formula="of:=[.J141]-[.L141]" office:value-type="percentage" office:value="-0.116" calcext:value-type="percentage">
            <text:p>-11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41]-[.O141]" office:value-type="percentage" office:value="-0.174" calcext:value-type="percentage">
            <text:p>-17.40%</text:p>
          </table:table-cell>
          <table:table-cell table:style-name="ce38" table:formula="of:=[.N141]-[.P141]" office:value-type="percentage" office:value="-0.11" calcext:value-type="percentage">
            <text:p>-11.0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41]-[.S141]" office:value-type="percentage" office:value="-0.174" calcext:value-type="percentage">
            <text:p>-17.40%</text:p>
          </table:table-cell>
          <table:table-cell table:style-name="ce38" table:formula="of:=[.R141]-[.T141]" office:value-type="percentage" office:value="-0.11" calcext:value-type="percentage">
            <text:p>-11.0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142]-[.C142]" office:value-type="percentage" office:value="-0.122" calcext:value-type="percentage">
            <text:p>-12.20%</text:p>
          </table:table-cell>
          <table:table-cell table:style-name="ce67" table:formula="of:=[.B142]-[.D142]" office:value-type="percentage" office:value="-0.084" calcext:value-type="percentage">
            <text:p>-8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42]-[.G142]" office:value-type="percentage" office:value="-0.115" calcext:value-type="percentage">
            <text:p>-11.50%</text:p>
          </table:table-cell>
          <table:table-cell table:style-name="ce67" table:formula="of:=[.F142]-[.H142]" office:value-type="percentage" office:value="-0.077" calcext:value-type="percentage">
            <text:p>-7.7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42]-[.K142]" office:value-type="percentage" office:value="-0.119" calcext:value-type="percentage">
            <text:p>-11.90%</text:p>
          </table:table-cell>
          <table:table-cell table:style-name="ce67" table:formula="of:=[.J142]-[.L142]" office:value-type="percentage" office:value="-0.081" calcext:value-type="percentage">
            <text:p>-8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42]-[.O142]" office:value-type="percentage" office:value="-0.112" calcext:value-type="percentage">
            <text:p>-11.20%</text:p>
          </table:table-cell>
          <table:table-cell table:style-name="ce67" table:formula="of:=[.N142]-[.P142]" office:value-type="percentage" office:value="-0.074" calcext:value-type="percentage">
            <text:p>-7.4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42]-[.S142]" office:value-type="percentage" office:value="-0.123" calcext:value-type="percentage">
            <text:p>-12.30%</text:p>
          </table:table-cell>
          <table:table-cell table:style-name="ce67" table:formula="of:=[.R142]-[.T142]" office:value-type="percentage" office:value="-0.085" calcext:value-type="percentage">
            <text:p>-8.50%</text:p>
          </table:table-cell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ce34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Default"/>
          <table:table-cell/>
          <table:table-cell table:style-name="ce34" office:value-type="float" office:value="1308" calcext:value-type="float" table:number-columns-spanned="3" table:number-rows-spanned="1">
            <text:p>1308</text:p>
          </table:table-cell>
          <table:covered-table-cell table:number-columns-repeated="2" table:style-name="Default"/>
          <table:table-cell/>
          <table:table-cell table:style-name="ce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/>
          <table:table-cell table:style-name="ce3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Default"/>
          <table:table-cell/>
          <table:table-cell table:style-name="ce3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</table:table-row>
        <table:table-row table:style-name="ro5">
          <table:table-cell table:style-name="Default"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Accent_20_2" office:value-type="string" calcext:value-type="string">
            <text:p>Expected</text:p>
          </table:table-cell>
          <table:table-cell table:style-name="Accent_20_2" office:value-type="string" calcext:value-type="string">
            <text:p>Normal</text:p>
          </table:table-cell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533" calcext:value-type="float">
            <text:p>533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28" calcext:value-type="float">
            <text:p>528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33" calcext:value-type="float">
            <text:p>533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34" calcext:value-type="float">
            <text:p>534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  <table:table-cell/>
          <table:table-cell table:style-name="ce65" office:value-type="float" office:value="537" calcext:value-type="float">
            <text:p>537</text:p>
          </table:table-cell>
          <table:table-cell table:formula="of:=[.$C138]" office:value-type="string" office:string-value="-" calcext:value-type="string">
            <text:p>-</text:p>
          </table:table-cell>
          <table:table-cell table:formula="of:=[.$D138]" office:value-type="float" office:value="649" calcext:value-type="float">
            <text:p>649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777" calcext:value-type="float">
            <text:p>777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81" calcext:value-type="float">
            <text:p>781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73" calcext:value-type="float">
            <text:p>773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87" calcext:value-type="float">
            <text:p>787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  <table:table-cell/>
          <table:table-cell table:style-name="ce65" office:value-type="float" office:value="776" calcext:value-type="float">
            <text:p>776</text:p>
          </table:table-cell>
          <table:table-cell table:formula="of:=[.$C139]" office:value-type="string" office:string-value="-" calcext:value-type="string">
            <text:p>-</text:p>
          </table:table-cell>
          <table:table-cell table:formula="of:=[.$D139]" office:value-type="float" office:value="862" calcext:value-type="float">
            <text:p>862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formula="of:=[.$C140]" office:value-type="string" office:string-value="-" calcext:value-type="string">
            <text:p>-</text:p>
          </table:table-cell>
          <table:table-cell table:formula="of:=[.$D140]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office:value-type="percentage" office:value="0.533" calcext:value-type="percentage">
            <text:p>53.3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28" calcext:value-type="percentage">
            <text:p>52.8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33" calcext:value-type="percentage">
            <text:p>53.3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34" calcext:value-type="percentage">
            <text:p>53.4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  <table:table-cell/>
          <table:table-cell office:value-type="percentage" office:value="0.537" calcext:value-type="percentage">
            <text:p>53.70%</text:p>
          </table:table-cell>
          <table:table-cell table:style-name="ce38" table:formula="of:=[.$C141]" office:value-type="percentage" office:value="0.713" calcext:value-type="percentage">
            <text:p>71.30%</text:p>
          </table:table-cell>
          <table:table-cell table:style-name="ce38" table:formula="of:=[.$D141]" office:value-type="percentage" office:value="0.649" calcext:value-type="percentage">
            <text:p>64.90%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office:value-type="percentage" office:value="0.777" calcext:value-type="percentage">
            <text:p>77.7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81" calcext:value-type="percentage">
            <text:p>78.1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73" calcext:value-type="percentage">
            <text:p>77.3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87" calcext:value-type="percentage">
            <text:p>78.7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  <table:table-cell/>
          <table:table-cell office:value-type="percentage" office:value="0.776" calcext:value-type="percentage">
            <text:p>77.60%</text:p>
          </table:table-cell>
          <table:table-cell table:style-name="ce38" table:formula="of:=[.$C142]" office:value-type="percentage" office:value="0.9" calcext:value-type="percentage">
            <text:p>90.00%</text:p>
          </table:table-cell>
          <table:table-cell table:style-name="ce38" table:formula="of:=[.$D142]" office:value-type="percentage" office:value="0.862" calcext:value-type="percentage">
            <text:p>86.20%</text:p>
          </table:table-cell>
        </table:table-row>
        <table:table-row table:style-name="ro4">
          <table:table-cell office:value-type="string" calcext:value-type="string">
            <text:p>Diff TOP 1</text:p>
          </table:table-cell>
          <table:table-cell office:value-type="string" calcext:value-type="string">
            <text:p><text:s/>-</text:p>
          </table:table-cell>
          <table:table-cell table:style-name="ce67" table:formula="of:=[.B151]-[.C151]" office:value-type="percentage" office:value="-0.18" calcext:value-type="percentage">
            <text:p>-18.00%</text:p>
          </table:table-cell>
          <table:table-cell table:style-name="ce38" table:formula="of:=[.B151]-[.D151]" office:value-type="percentage" office:value="-0.116" calcext:value-type="percentage">
            <text:p>-11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51]-[.G151]" office:value-type="percentage" office:value="-0.185" calcext:value-type="percentage">
            <text:p>-18.50%</text:p>
          </table:table-cell>
          <table:table-cell table:style-name="ce38" table:formula="of:=[.F151]-[.H151]" office:value-type="percentage" office:value="-0.121" calcext:value-type="percentage">
            <text:p>-12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51]-[.K151]" office:value-type="percentage" office:value="-0.18" calcext:value-type="percentage">
            <text:p>-18.00%</text:p>
          </table:table-cell>
          <table:table-cell table:style-name="ce38" table:formula="of:=[.J151]-[.L151]" office:value-type="percentage" office:value="-0.116" calcext:value-type="percentage">
            <text:p>-11.6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51]-[.O151]" office:value-type="percentage" office:value="-0.179" calcext:value-type="percentage">
            <text:p>-17.90%</text:p>
          </table:table-cell>
          <table:table-cell table:style-name="ce38" table:formula="of:=[.N151]-[.P151]" office:value-type="percentage" office:value="-0.115" calcext:value-type="percentage">
            <text:p>-11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51]-[.S151]" office:value-type="percentage" office:value="-0.176" calcext:value-type="percentage">
            <text:p>-17.60%</text:p>
          </table:table-cell>
          <table:table-cell table:style-name="ce38" table:formula="of:=[.R151]-[.T151]" office:value-type="percentage" office:value="-0.112" calcext:value-type="percentage">
            <text:p>-11.20%</text:p>
          </table:table-cell>
        </table:table-row>
        <table:table-row table:style-name="ro4">
          <table:table-cell office:value-type="string" calcext:value-type="string">
            <text:p>Diff TOP 5</text:p>
          </table:table-cell>
          <table:table-cell office:value-type="string" calcext:value-type="string">
            <text:p><text:s/>-</text:p>
          </table:table-cell>
          <table:table-cell table:style-name="ce67" table:formula="of:=[.B152]-[.C152]" office:value-type="percentage" office:value="-0.123" calcext:value-type="percentage">
            <text:p>-12.30%</text:p>
          </table:table-cell>
          <table:table-cell table:style-name="ce67" table:formula="of:=[.B152]-[.D152]" office:value-type="percentage" office:value="-0.085" calcext:value-type="percentage">
            <text:p>-8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F152]-[.G152]" office:value-type="percentage" office:value="-0.119" calcext:value-type="percentage">
            <text:p>-11.90%</text:p>
          </table:table-cell>
          <table:table-cell table:style-name="ce67" table:formula="of:=[.F152]-[.H152]" office:value-type="percentage" office:value="-0.081" calcext:value-type="percentage">
            <text:p>-8.1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J152]-[.K152]" office:value-type="percentage" office:value="-0.127" calcext:value-type="percentage">
            <text:p>-12.70%</text:p>
          </table:table-cell>
          <table:table-cell table:style-name="ce67" table:formula="of:=[.J152]-[.L152]" office:value-type="percentage" office:value="-0.089" calcext:value-type="percentage">
            <text:p>-8.9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N152]-[.O152]" office:value-type="percentage" office:value="-0.113" calcext:value-type="percentage">
            <text:p>-11.30%</text:p>
          </table:table-cell>
          <table:table-cell table:style-name="ce67" table:formula="of:=[.N152]-[.P152]" office:value-type="percentage" office:value="-0.075" calcext:value-type="percentage">
            <text:p>-7.50%</text:p>
          </table:table-cell>
          <table:table-cell/>
          <table:table-cell office:value-type="string" calcext:value-type="string">
            <text:p><text:s/>-</text:p>
          </table:table-cell>
          <table:table-cell table:style-name="ce67" table:formula="of:=[.R152]-[.S152]" office:value-type="percentage" office:value="-0.124" calcext:value-type="percentage">
            <text:p>-12.40%</text:p>
          </table:table-cell>
          <table:table-cell table:style-name="ce67" table:formula="of:=[.R152]-[.T152]" office:value-type="percentage" office:value="-0.086" calcext:value-type="percentage">
            <text:p>-8.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0:29:37.558225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2T11:24:31.271894552</dc:date>
    <meta:editing-duration>P1DT11H42M40S</meta:editing-duration>
    <meta:editing-cycles>120</meta:editing-cycles>
    <meta:generator>LibreOffice/7.0.5.2$Linux_X86_64 LibreOffice_project/00$Build-2</meta:generator>
    <meta:document-statistic meta:table-count="5" meta:cell-count="3317" meta:object-count="0"/>
  </office:meta>
</office:document-meta>
</file>